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56000003001880B7DE.png" manifest:media-type="image/png"/>
  <manifest:file-entry manifest:full-path="Pictures/10000000000000880000009CE35753B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ial1" svg:font-family="Arial" style:font-family-generic="roman"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9.096cm" table:align="margins"/>
    </style:style>
    <style:style style:name="Tabla1.A" style:family="table-column">
      <style:table-column-properties style:column-width="1.819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2" style:family="paragraph" style:parent-style-name="Header_20_left">
      <style:text-properties fo:font-size="10pt" fo:font-style="italic" style:font-size-asian="10pt" style:font-style-asian="italic" style:font-size-complex="10pt" style:font-style-complex="italic"/>
    </style:style>
    <style:style style:name="P3" style:family="paragraph" style:parent-style-name="Text_20_body" style:list-style-name="L2"/>
    <style:style style:name="P4" style:family="paragraph" style:parent-style-name="Text_20_body" style:list-style-name="L4"/>
    <style:style style:name="P5" style:family="paragraph" style:parent-style-name="Text_20_body">
      <style:paragraph-properties fo:text-align="justify" style:justify-single-word="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3">
      <style:paragraph-properties fo:text-align="justify" style:justify-single-word="false"/>
    </style:style>
    <style:style style:name="P8" style:family="paragraph" style:parent-style-name="Text_20_body" style:list-style-name="L6"/>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99cm">
          <style:column style:rel-width="5269*" fo:start-indent="0cm" fo:end-indent="0.199cm"/>
          <style:column style:rel-width="5271*" fo:start-indent="0.1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5.154cm, 23.984cm, 10.551cm, 7.543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n1">
        <text:h text:style-name="Heading_20_1" text:outline-level="1">Indicadores:</text:h>
        <text:list xml:id="list269717177" text:style-name="L1">
          <text:list-item>
            <text:p text:style-name="P6">Escucho las razones y los motivos de mi interlocutor antes de emitir juicios.</text:p>
          </text:list-item>
          <text:list-item>
            <text:p text:style-name="P6">Me informo y analizo todas las opciones posibles antes de tomar una decisión.</text:p>
          </text:list-item>
        </text:list>
        <text:h text:style-name="Heading_20_1" text:outline-level="1">Lo que sé</text:h>
        <text:h text:style-name="Heading_20_2" text:outline-level="2">Antes de comenzar</text:h>
        <text:p text:style-name="P5">Lee con atención el siguiente texto y responde las preguntas en tu cuaderno. Organiza con tus compañeros una mesa redonda para debatir sus respuestas:</text:p>
        <text:h text:style-name="Heading_20_2" text:outline-level="2">Puntos de vista</text:h>
        <text:p text:style-name="P5">Desde el punto de vista del búho, del murciélago, del bohemio y del ladrón, el crepúsculo es la hora del desayuno.</text:p>
        <text:p text:style-name="P5">La lluvia es una maldición para el turista y una buena noticia para el campesino. Desde el punto de vista del nativo, el pintoresco es el turista. Desde el punto de vista de los indios de las islas del mar Caribe, Cristóbal Colón, con su sombrero de plumas y su capa de terciopelo rojo, era un papagayo de dimensiones jamás vistas...</text:p>
        <text:p text:style-name="P5">Desde el punto de vista del oriente del mundo, el día del occidente es noche. En la India, quienes llevan luto visten de blanco. En la Europa antigua, el negro era el color de la tierra fecunda, era el color de la vida, y el blanco, era el color de los huesos, el color de la muerte.</text:p>
        <text:p text:style-name="P5">Según los viejos sabios de la región colombiana del Chocó, Adán y Eva eran negros, y negros eran sus hijos Caín y Abel. Cuando Caín mató a su hermano de un garrotazo, tronaron las iras de Dios. Ante las furias del Señor, el asesino palideció de culpa y miedo, y tanto palideció que blanco quedó hasta el fin de sus días. Los blancos somos todos hijos de Caín.<text:note text:id="ftn0" text:note-class="footnote"><text:note-citation>1</text:note-citation><text:note-body><text:p text:style-name="Footnote">Eduardo Galeano. Patas arriba, la escuela del mundo al revés. Fragmento</text:p></text:note-body></text:note></text:p>
        <text:list xml:id="list690452047" text:style-name="L2">
          <text:list-item>
            <text:p text:style-name="P3"><text:s/>¿Por qué los seres humanos le asignan un significado diferente a un mismo objeto?</text:p>
          </text:list-item>
          <text:list-item>
            <text:p text:style-name="P3">Si cada ser humano tiene un punto de vista diferente, ¿pueden existir verdades absolutas?</text:p>
          </text:list-item>
          <text:list-item>
            <text:p text:style-name="P3">¿Podría considerarse que un punto de vista no es válido? ¿Bajo qué criterios? Explica.</text:p>
          </text:list-item>
          <text:list-item>
            <text:p text:style-name="P3">¿Cómo podríamos llegar a conciliar diferentes puntos de vista para garantizar la convivencia en sociedad y el intercambio entre culturas?</text:p>
          </text:list-item>
        </text:list>
        <text:h text:style-name="Heading_20_1" text:outline-level="1">Aprendo algo nuevo</text:h>
        <text:h text:style-name="Heading_20_2" text:outline-level="2">Problemas del contexto</text:h>
        <text:p text:style-name="P5">Como señalaba el texto de la página anterior, un mismo hecho u objeto puede interpretarse de diferente manera según la época, la ubicación geográfica, la edad, las tradiciones, las creencias, entre otros factores que configuran nuestros puntos de vista.</text:p>
        <text:p text:style-name="P5">En otras palabras, las construcciones que elabora el ser humano, la red de símbolos que adopta y construye cada individuo no está desligada de su contexto <text:span text:style-name="T1">histórico</text:span>, <text:span text:style-name="T1">espacial </text:span>y <text:span text:style-name="T1">cultural</text:span>. Se rechaza lo que no es <text:span text:style-name="T1">socialmente aceptado </text:span>y que va en contra de aquello que se ha aprendido en familia desde la crianza o con los grupos de amigos, en la escuela, el trabajo, etc.</text:p>
        <text:p text:style-name="P5">El contexto puede hacer que varíen los conceptos, no sólo entre sociedades y personas, sino a lo largo de la vida de un individuo. Por ejemplo, incluir un conjunto de ritmos y canciones dentro de la categoría de “buena música” es una decisión subjetiva relacionada con las melodías a las cuales el oído se ha acostumbrado, quecomparte la familia o el círculo <text:soft-page-break/>de amigos o que transmiten un mensaje con el que se identifica un grupo de cierta edad. Por tal razón, la música que escuchan los jóvenes suele desagradar a las personas mayores, quienes crecieron en otro contexto. La misma diferencia se aplica a lo que consideramos “comida sabrosa”, “buen vestir” o “bella apariencia”.</text:p>
        <text:p text:style-name="P5">Aunque es innegable que el contexto influye en la percepción que tenemos sobre los asuntos y los adjetivos con los cuales los calificamos, hay circunstancias en las que la persona moralmente madura debe ir más allá de lo socialmente aceptado y orientarse por unos <text:span text:style-name="T1">principios </text:span>morales máximos autoelegidos. Aquellas acciones que vayan en contradicción de la dignidad humana, entre las que se cuentan la discriminación racial o de género, el uso de la violencia para resolver un conflicto, los tratos degradantes, entre otros, pueden ser aceptados por la sociedad pero deben rechazarse al ir en contra de unos principios universales.</text:p>
        <text:h text:style-name="Heading_20_1" text:outline-level="1">Ejercito lo aprendido</text:h>
        <text:h text:style-name="Heading_20_2" text:outline-level="2">Identifica y compara</text:h>
        <text:list xml:id="list340307588" text:style-name="L3">
          <text:list-item>
            <text:p text:style-name="P7">Identifica los asuntos en los cuales puedes tener puntos de vista comunes y diferentes con las personas que te rodean. Reproduce la siguiente tabla en tu cuaderno y diligénciala:</text:p>
          </text:list-item>
        </text:list>
        <table:table table:name="Tabla1" table:style-name="Tabla1">
          <table:table-column table:style-name="Tabla1.A" table:number-columns-repeated="5"/>
          <table:table-header-rows>
            <table:table-row>
              <table:table-cell table:style-name="Tabla1.A1" office:value-type="string">
                <text:p text:style-name="Table_20_Heading">Puntos de vista</text:p>
              </table:table-cell>
              <table:table-cell table:style-name="Tabla1.A1" office:value-type="string">
                <text:p text:style-name="Table_20_Heading">Propio</text:p>
              </table:table-cell>
              <table:table-cell table:style-name="Tabla1.A1" office:value-type="string">
                <text:p text:style-name="Table_20_Heading">Padres</text:p>
              </table:table-cell>
              <table:table-cell table:style-name="Tabla1.A1" office:value-type="string">
                <text:p text:style-name="Table_20_Heading">Abuelos</text:p>
              </table:table-cell>
              <table:table-cell table:style-name="Tabla1.E1" office:value-type="string">
                <text:p text:style-name="Table_20_Heading">Profesores</text:p>
              </table:table-cell>
            </table:table-row>
          </table:table-header-rows>
          <table:table-row>
            <table:table-cell table:style-name="Tabla1.A2" office:value-type="string">
              <text:p text:style-name="Table_20_Contents">Comida</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E2" office:value-type="string">
              <text:p text:style-name="Table_20_Contents"/>
            </table:table-cell>
          </table:table-row>
          <table:table-row>
            <table:table-cell table:style-name="Tabla1.A2" office:value-type="string">
              <text:p text:style-name="Table_20_Contents">Música</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E2" office:value-type="string">
              <text:p text:style-name="Table_20_Contents"/>
            </table:table-cell>
          </table:table-row>
          <table:table-row>
            <table:table-cell table:style-name="Tabla1.A2" office:value-type="string">
              <text:p text:style-name="Table_20_Contents">Vestuario</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E2" office:value-type="string">
              <text:p text:style-name="Table_20_Contents"/>
            </table:table-cell>
          </table:table-row>
          <table:table-row>
            <table:table-cell table:style-name="Tabla1.A2" office:value-type="string">
              <text:p text:style-name="Table_20_Contents">Tradición más importante</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E2" office:value-type="string">
              <text:p text:style-name="Table_20_Contents"/>
            </table:table-cell>
          </table:table-row>
          <table:table-row>
            <table:table-cell table:style-name="Tabla1.A2" office:value-type="string">
              <text:p text:style-name="Table_20_Contents">Creencia fundamental</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E2" office:value-type="string">
              <text:p text:style-name="Table_20_Contents"/>
            </table:table-cell>
          </table:table-row>
        </table:table>
        <text:list xml:id="list851080454" text:style-name="L4">
          <text:list-item>
            <text:p text:style-name="P4">Al terminar escribe dos conclusiones en relación con los puntos de vista.</text:p>
          </text:list-item>
        </text:list>
        <text:h text:style-name="Heading_20_1" text:outline-level="1">Aprendo algo nuevo</text:h>
        <text:h text:style-name="Heading_20_2" text:outline-level="2">Criterios y juicios</text:h>
        <text:p text:style-name="P5">Un criterio es el principio bajo el cual se emiten juicios, es decir, la <text:span text:style-name="T1">orientación </text:span>que tiene el individuo para <text:span text:style-name="T1">asumir una posición</text:span>, hacer una valoración o expresar una opinión. A partir de sus principios, las personas valoran las situaciones, las acciones propias y de sus semejantes y pueden fijar una posición moral frente a ellas. Antes de emitir un juicio, es necesario pensar en las <text:span text:style-name="T1">implicaciones </text:span>que tienen las afirmaciones o negaciones que se hagan, pues éstas pueden afectar la autoestima o la reputación de una persona o contribuir a la difusión de una versión errada o incompleta de un hecho. En este sentido, es necesario desarrollar el <text:span text:style-name="T1">pensamiento crítico</text:span>, lo que significa construir un punto de vista y emitir un juicio sólo después de la búsqueda de <text:span text:style-name="T1">evidencias </text:span>suficientes; el contraste de las <text:span text:style-name="T1">fuentes </text:span>de información y los argumentos de las partes involucradas; la evaluación del <text:span text:style-name="T1">contexto</text:span>, los <text:span text:style-name="T1">agravantes </text:span>y los <text:span text:style-name="T1">atenuantes </text:span>que explican una acción, aunque no la justifiquen. Después de emitir un juicio, una persona responsable debe estar en la capacidad de explicar bajo qué criterios lo hace y cuáles son los argumentos que respaldan su afirmación.</text:p>
        <text:h text:style-name="Heading_20_1" text:outline-level="1">Ejercito lo aprendido</text:h>
        <text:h text:style-name="Heading_20_2" text:outline-level="2">Analiza y opina</text:h>
        <text:p text:style-name="P5">Un prejuicio es una valoración que se expresa sin criterios suficientes para ello. Analiza con tus compañeros el origen de cada uno de los siguientes prejuicios y las consecuencias que tienen para los individuos y la sociedad:</text:p>
        <text:list xml:id="list582512807" text:style-name="L6">
          <text:list-item>
            <text:p text:style-name="P8">Las mujeres no pueden desempeñar los mismos trabajos que los hombres. </text:p>
          </text:list-item>
          <text:list-item>
            <text:p text:style-name="P8">Todos los políticos son corruptos.</text:p>
          </text:list-item>
          <text:list-item>
            <text:p text:style-name="P8">Los opitas y los costeños trabajan poco.</text:p>
          </text:list-item>
          <text:list-item>
            <text:p text:style-name="P8">Los colombianos son narcotraficantes.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ial1" svg:font-family="Arial" style:font-family-generic="roman"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CO"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MP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MP3" style:family="paragraph" style:parent-style-name="Header_20_left">
      <style:text-properties fo:font-size="10pt" fo:font-style="italic"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5.154cm, 23.984cm, 10.551cm, 7.543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1.499cm" fo:margin-top="1.499cm" fo:margin-bottom="1.499cm" fo:margin-left="1.499cm" fo:margin-right="1.499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draw:frame draw:style-name="Mfr1" draw:name="gráficos1" text:anchor-type="paragraph" svg:x="16.78cm" svg:y="-0.646cm" svg:width="1.669cm" svg:height="1.803cm" draw:z-index="1"><draw:image xlink:href="Pictures/10000000000000880000009CE35753BA.png" xlink:type="simple" xlink:show="embed" xlink:actuate="onLoad"/></draw:frame><draw:frame text:anchor-type="paragraph" draw:z-index="0" draw:style-name="Mgr1" draw:text-style-name="MP2" svg:width="2.2cm" svg:height="2.045cm" svg:x="0.071cm" svg:y="-0.901cm"><draw:image xlink:href="Pictures/1000000000000556000003001880B7DE.png" xlink:type="simple" xlink:show="embed" xlink:actuate="onLoad"><text:p/></draw:image></draw:frame>I. E.D. ARBORIZADORA BAJA</text:p>
        <text:p text:style-name="MP1">“Hacia una cultura del desarrollo sostenible”</text:p>
        <text:p text:style-name="MP1">GUÍA 4, Sentido crítico, ETICA 9</text:p>
        <text:p text:style-name="MP1">Curso: ___ Apellidos: _____________________ Nombres: ____________________ Fecha: _________</text:p>
      </style:header>
      <style:header-left>
        <text:p text:style-name="MP3">“La información que ofrecen los medios debe ser contrastada y confirmada para formar un criterio propio frente a los hechos.”</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mán Ramírez</meta:initial-creator>
    <meta:creation-date>2014-05-18T09:27:19</meta:creation-date>
    <dc:date>2014-05-18T10:18:22</dc:date>
    <dc:creator>Germán Avendaño Ramírez</dc:creator>
    <meta:editing-duration>PT15M7S</meta:editing-duration>
    <meta:editing-cycles>1</meta:editing-cycles>
    <meta:document-statistic meta:table-count="1" meta:image-count="1" meta:object-count="0" meta:page-count="2" meta:paragraph-count="51" meta:word-count="1054" meta:character-count="5711" meta:non-whitespace-character-count="5273"/>
    <meta:generator>LibreOffice/3.5$Linux_X86_64 LibreOffice_project/350m1$Build-2</meta:generator>
  </office:meta>
</office:document-meta>
</file>